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ed1c2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leau1.B10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ac02" officeooo:paragraph-rsid="0000ac0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0ac02" officeooo:paragraph-rsid="0000ac0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00ac02" officeooo:paragraph-rsid="0000ac02" style:font-size-asian="11.5500001907349pt" style:font-weight-asian="normal" style:font-size-complex="13.199999809265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01c93f" officeooo:paragraph-rsid="0001c93f" style:font-size-asian="11.5500001907349pt" style:font-weight-asian="normal" style:font-size-complex="13.199999809265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022125" officeooo:paragraph-rsid="00022125" style:font-size-asian="11.5500001907349pt" style:font-weight-asian="normal" style:font-size-complex="13.199999809265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0230f9" officeooo:paragraph-rsid="000230f9" style:font-size-asian="11.5500001907349pt" style:font-weight-asian="normal" style:font-size-complex="13.199999809265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059149" officeooo:paragraph-rsid="00059149" style:font-size-asian="11.5500001907349pt" style:font-weight-asian="normal" style:font-size-complex="13.199999809265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0ac02" officeooo:paragraph-rsid="0000ac02" style:font-size-asian="11.5500001907349pt" style:font-weight-asian="normal" style:font-size-complex="13.199999809265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1c93f" officeooo:paragraph-rsid="0001c93f" style:font-size-asian="11.5500001907349pt" style:font-weight-asian="normal" style:font-size-complex="13.199999809265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1c93f" officeooo:paragraph-rsid="00022125" style:font-size-asian="11.5500001907349pt" style:font-weight-asian="normal" style:font-size-complex="13.199999809265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1c93f" officeooo:paragraph-rsid="000230f9" style:font-size-asian="11.5500001907349pt" style:font-weight-asian="normal" style:font-size-complex="13.199999809265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2125" officeooo:paragraph-rsid="00022125" style:font-size-asian="11.5500001907349pt" style:font-weight-asian="normal" style:font-size-complex="13.199999809265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30f9" officeooo:paragraph-rsid="000230f9" style:font-size-asian="11.5500001907349pt" style:font-weight-asian="normal" style:font-size-complex="13.1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59149" officeooo:paragraph-rsid="00059149" style:font-size-asian="11.5500001907349pt" style:font-weight-asian="normal" style:font-size-complex="13.199999809265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00ac02" officeooo:paragraph-rsid="0000ac02" style:font-size-asian="11.5500001907349pt" style:font-size-complex="13.199999809265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00ac02" officeooo:paragraph-rsid="0000ac02" style:font-size-asian="11.5500001907349pt" style:font-size-complex="13.199999809265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00ac02" officeooo:paragraph-rsid="0000ac02" style:font-size-asian="11.5500001907349pt" style:font-size-complex="13.1999998092651pt"/>
    </style:style>
    <style:style style:name="T1" style:family="text">
      <style:text-properties officeooo:rsid="00022125"/>
    </style:style>
    <style:style style:name="T2" style:family="text">
      <style:text-properties officeooo:rsid="000230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30f9" style:font-weight-asian="bold" style:font-weight-complex="bold"/>
    </style:style>
    <style:style style:name="T5" style:family="text">
      <style:text-properties fo:font-weight="bold" officeooo:rsid="000782e7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size-asian="11.5pt"/>
    </style:style>
    <style:style style:name="T8" style:family="text">
      <style:text-properties officeooo:rsid="00039f4c"/>
    </style:style>
    <style:style style:name="T9" style:family="text">
      <style:text-properties officeooo:rsid="00059149"/>
    </style:style>
    <style:style style:name="T10" style:family="text">
      <style:text-properties officeooo:rsid="000782e7"/>
    </style:style>
    <style:style style:name="T11" style:family="text">
      <style:text-properties officeooo:rsid="000cc6a6"/>
    </style:style>
    <style:style style:name="T12" style:family="text">
      <style:text-properties officeooo:rsid="000d5d28"/>
    </style:style>
    <style:style style:name="T13" style:family="text">
      <style:text-properties officeooo:rsid="000e7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te-rendu de la correction des copies de l’examen blancs :</text:p>
      <text:p text:style-name="P2"/>
      <text:p text:style-name="P1"/>
      <text:p text:style-name="P3">Les notes :</text:p>
      <text:p text:style-name="P3"/>
      <text:p text:style-name="P12">Elles sont sur 10 puisqu’en général, les exercices de mathématiques et de statistiques comptent pour moitié dans la note de l’épreuve. 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Nom</text:p>
          </table:table-cell>
          <table:table-cell table:style-name="Tableau1.B1" office:value-type="string">
            <text:p text:style-name="P16">Note (sur 10)</text:p>
          </table:table-cell>
        </table:table-row>
        <table:table-row>
          <table:table-cell table:style-name="Tableau1.A2" office:value-type="string">
            <text:p text:style-name="P15">LEREMON Gaëlle</text:p>
          </table:table-cell>
          <table:table-cell table:style-name="Tableau1.B2" office:value-type="string">
            <text:p text:style-name="P16">0</text:p>
          </table:table-cell>
        </table:table-row>
        <table:table-row>
          <table:table-cell table:style-name="Tableau1.A2" office:value-type="string">
            <text:p text:style-name="P15">BOURGAIN Nicolas</text:p>
          </table:table-cell>
          <table:table-cell table:style-name="Tableau1.B2" office:value-type="string">
            <text:p text:style-name="P16">0,5</text:p>
          </table:table-cell>
        </table:table-row>
        <table:table-row>
          <table:table-cell table:style-name="Tableau1.A2" office:value-type="string">
            <text:p text:style-name="P15">DINH Linh-Da</text:p>
          </table:table-cell>
          <table:table-cell table:style-name="Tableau1.B2" office:value-type="string">
            <text:p text:style-name="P16">1</text:p>
          </table:table-cell>
        </table:table-row>
        <table:table-row>
          <table:table-cell table:style-name="Tableau1.A2" office:value-type="string">
            <text:p text:style-name="P15">HELLE Delphine</text:p>
          </table:table-cell>
          <table:table-cell table:style-name="Tableau1.B2" office:value-type="string">
            <text:p text:style-name="P16">1</text:p>
          </table:table-cell>
        </table:table-row>
        <table:table-row>
          <table:table-cell table:style-name="Tableau1.A2" office:value-type="string">
            <text:p text:style-name="P15">TILLATTE Alexandre</text:p>
          </table:table-cell>
          <table:table-cell table:style-name="Tableau1.B2" office:value-type="string">
            <text:p text:style-name="P16">3</text:p>
          </table:table-cell>
        </table:table-row>
        <table:table-row>
          <table:table-cell table:style-name="Tableau1.A2" office:value-type="string">
            <text:p text:style-name="P15">RAMAYE Coralie</text:p>
          </table:table-cell>
          <table:table-cell table:style-name="Tableau1.B2" office:value-type="string">
            <text:p text:style-name="P16">3</text:p>
          </table:table-cell>
        </table:table-row>
        <table:table-row>
          <table:table-cell table:style-name="Tableau1.A2" office:value-type="string">
            <text:p text:style-name="P15">VALLADE Séverine</text:p>
          </table:table-cell>
          <table:table-cell table:style-name="Tableau1.B2" office:value-type="string">
            <text:p text:style-name="P16">4</text:p>
          </table:table-cell>
        </table:table-row>
        <table:table-row>
          <table:table-cell table:style-name="Tableau1.A9" office:value-type="string">
            <text:p text:style-name="P15">GRAINDORGE Guillaume</text:p>
          </table:table-cell>
          <table:table-cell table:style-name="Tableau1.B9" office:value-type="string">
            <text:p text:style-name="P16"><text:span text:style-name="T12">4,</text:span>5</text:p>
          </table:table-cell>
        </table:table-row>
        <table:table-row>
          <table:table-cell table:style-name="Tableau1.A10" office:value-type="string">
            <text:p text:style-name="P15">BOUGON Simon</text:p>
          </table:table-cell>
          <table:table-cell table:style-name="Tableau1.B10" office:value-type="string">
            <text:p text:style-name="P16">6,5</text:p>
          </table:table-cell>
        </table:table-row>
      </table:table>
      <text:p text:style-name="P8"/>
      <text:p text:style-name="P8"/>
      <text:p text:style-name="P4">Statistiques :</text:p>
      <text:p text:style-name="P4"/>
      <text:p text:style-name="P9">Min : 0 (copie blanche)</text:p>
      <text:p text:style-name="P9">Max : <text:span text:style-name="T10">6,5</text:span> (le seul participant à la formation à avoir fait Math-sup)</text:p>
      <text:p text:style-name="P9">Moyenne : 2,<text:span text:style-name="T13">61</text:span>/10</text:p>
      <text:p text:style-name="P12">Ecart-type : 2,18</text:p>
      <text:p text:style-name="P9"/>
      <text:p text:style-name="P5">Les exercices :</text:p>
      <text:p text:style-name="P5"/>
      <text:p text:style-name="P12"><text:span text:style-name="T2">Les questions </text:span>étaient <text:span text:style-name="T2">tirées des annales de l’épreuve de mathématiques de l’ENS Cachan. Les exercices étaient </text:span><text:span text:style-name="T3">vraiment </text:span><text:span text:style-name="T4">a</text:span><text:span text:style-name="T3">u niveau du concours</text:span> <text:span text:style-name="T2">et il fallait compter 2 heures pour répondre aux questions.</text:span> <text:span text:style-name="T2">Certaines questions étaient très difficiles et les candidats ne devaient pas y perdre trop de temps.</text:span></text:p>
      <text:p text:style-name="P12"/>
      <text:p text:style-name="P6">Les participants :</text:p>
      <text:p text:style-name="P6"/>
      <text:p text:style-name="P11">Les participants à la formation <text:s/><text:span text:style-name="T8">me semblent avoir un niveau de départ assez faible en </text:span>mathématiques. Ils me disent souvent comprendre quand je leur explique mais ne pas savoir comment résoudre les exercices eux-même.</text:p>
      <text:p text:style-name="P9"/>
      <text:p text:style-name="P4">Conclusion :</text:p>
      <text:p text:style-name="P10"><text:span text:style-name="T9">Les élèves</text:span> ont souvent oublié de prendre quelques points faciles. <text:span text:style-name="T2">Une </text:span>première question difficile les décourage alors que la question suivante utilise le résultat de la première <text:span text:style-name="T2">même s’ils ne l’ont pas démontré.</text:span></text:p>
      <text:p text:style-name="P13"><text:span text:style-name="T8">Certains fondamentaux en mathématiques ne paraissent pas encore acquis. Par exemple, et m</text:span>ême si nous ne l’avons pas vu en <text:span text:style-name="T10">exercice</text:span>, il était simple de <text:span text:style-name="T8">voir</text:span> que (P[U A<text:span text:style-name="T6">n</text:span>]) <text:span text:style-name="T7">n</text:span> <text:s/><text:span text:style-name="T11">était</text:span> une suite croissante car l’union est croissante. De plus, <text:span text:style-name="T8">une probabilité </text:span>est comprise entre 0 et 1 donc bornée. <text:span text:style-name="T8">La suite est croissante et majorée donc convergente.</text:span></text:p>
      <text:p text:style-name="P10">Lors de la prochaine séance, je le<text:span text:style-name="T1">s</text:span> laisserai refaire les exercices de l’examen avec le cours pour savoir s<text:span text:style-name="T8">i les faibles résultats s’expliquent par </text:span>un problème de <text:span text:style-name="T8">travail</text:span> ou un problème <text:span text:style-name="T8">de compréhension</text:span>.</text:p>
      <text:p text:style-name="P10"><text:soft-page-break/><text:span text:style-name="T1">Il </text:span>faudra également leur <text:span text:style-name="T1">rédiger</text:span> une <text:span text:style-name="T1">fiche de révision comportant cours et méthodologie pour le concours.</text:span></text:p>
      <text:p text:style-name="P14">Les élèves sont sérieux et assidus en cours mais devront fournir un travail personnel plus important chez eux. <text:span text:style-name="T5">Pour cette raison, je pense qu’il faut laisser à ceux qui le souhaitent le droit de continuer la formation.</text:span></text:p>
      <text:p text:style-name="P14"/>
      <text:p text:style-name="P7">Pistes d’amélioration :</text:p>
      <text:p text:style-name="P7"/>
      <text:p text:style-name="P14">Les faire davantage travailler en séance en leur faisant faire un maximum d’exercices. Néanmoins le programme de statistiques <text:span text:style-name="T10">est</text:span> <text:span text:style-name="T10">très</text:span> dense et <text:span text:style-name="T10">seulement 2</text:span> séances de 2 h 45 <text:span text:style-name="T10">tous les 2 mois </text:span>me semble<text:span text:style-name="T10">nt</text:span> insuffisant<text:span text:style-name="T10">es</text:span>. <text:span text:style-name="T10">D’autant plus que les mathématiques et les statistiques comptent chacune pour la moitié des points des notes des épreuves écrites et ora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8:33:45.146000000</meta:creation-date>
    <dc:date>2018-10-10T15:04:04.134000000</dc:date>
    <meta:editing-duration>PT19M2S</meta:editing-duration>
    <meta:editing-cycles>7</meta:editing-cycles>
    <meta:generator>LibreOffice/5.4.6.2$Windows_X86_64 LibreOffice_project/4014ce260a04f1026ba855d3b8d91541c224eab8</meta:generator>
    <meta:document-statistic meta:table-count="1" meta:image-count="0" meta:object-count="0" meta:page-count="2" meta:paragraph-count="40" meta:word-count="418" meta:character-count="2537" meta:non-whitespace-character-count="2156"/>
  </office:meta>
</office:document-meta>
</file>